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000000"/>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text-properties fo:font-size="14pt" style:font-size-asian="12.25pt" style:font-size-complex="14pt"/>
    </style:style>
    <style:style style:name="P8"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12pt" style:font-size-asian="10.5pt" style:font-size-complex="12pt"/>
    </style:style>
    <style:style style:name="P10" style:family="paragraph" style:parent-style-name="Standard">
      <style:paragraph-properties fo:text-align="start" style:justify-single-word="false"/>
      <style:text-properties fo:color="#000000"/>
    </style:style>
    <style:style style:name="P11" style:family="paragraph" style:parent-style-name="Standard" style:list-style-name="L1">
      <style:paragraph-properties fo:text-align="start" style:justify-single-word="false"/>
      <style:text-properties fo:color="#000000"/>
    </style:style>
    <style:style style:name="P12" style:family="paragraph" style:parent-style-name="Standard" style:list-style-name="L2">
      <style:paragraph-properties fo:text-align="start" style:justify-single-word="false"/>
      <style:text-properties fo:color="#000000"/>
    </style:style>
    <style:style style:name="P13" style:family="paragraph" style:parent-style-name="Standard" style:list-style-name="L2">
      <style:paragraph-properties fo:text-align="start" style:justify-single-word="false"/>
      <style:text-properties fo:color="#000000" fo:font-weight="bold" style:font-weight-asian="bold" style:font-weight-complex="bold"/>
    </style:style>
    <style:style style:name="P14" style:family="paragraph" style:parent-style-name="Standard" style:list-style-name="L2">
      <style:paragraph-properties fo:text-align="start" style:justify-single-word="false"/>
      <style:text-properties fo:color="#000000" fo:font-weight="normal" style:font-weight-asian="normal" style:font-weight-complex="normal"/>
    </style:style>
    <style:style style:name="P15" style:family="paragraph" style:parent-style-name="Standard" style:list-style-name="L3">
      <style:paragraph-properties fo:text-align="start" style:justify-single-word="false"/>
      <style:text-properties fo:font-weight="bold" style:font-weight-asian="bold" style:font-weight-complex="bold"/>
    </style:style>
    <style:style style:name="P16" style:family="paragraph" style:parent-style-name="Standard">
      <style:paragraph-properties fo:text-align="start" style:justify-single-word="false"/>
      <style:text-properties fo:font-size="14pt" style:font-size-asian="14pt" style:font-size-complex="14pt"/>
    </style:style>
    <style:style style:name="P17" style:family="paragraph" style:parent-style-name="Standard">
      <style:paragraph-properties fo:text-align="start" style:justify-single-word="false"/>
      <style:text-properties fo:font-size="14pt" style:font-size-asian="12.25pt" style:font-size-complex="14pt"/>
    </style:style>
    <style:style style:name="P18" style:family="paragraph" style:parent-style-name="Standard">
      <style:paragraph-properties fo:text-align="start" style:justify-single-word="false"/>
    </style:style>
    <style:style style:name="P19" style:family="paragraph" style:parent-style-name="Standard" style:list-style-name="L4">
      <style:paragraph-properties fo:text-align="start" style:justify-single-word="false"/>
    </style:style>
    <style:style style:name="P20" style:family="paragraph" style:parent-style-name="Standard">
      <style:text-properties fo:font-size="12pt" style:font-size-asian="10.5pt" style:font-size-complex="12pt"/>
    </style:style>
    <style:style style:name="P21" style:family="paragraph" style:parent-style-name="Standard">
      <style:paragraph-properties fo:text-align="start" style:justify-single-word="false"/>
      <style:text-properties fo:font-size="12pt" style:font-size-asian="10.5pt" style:font-size-complex="12pt"/>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14pt" style:font-size-asian="12.25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érôme Tonnellier</text:p>
      <text:p text:style-name="Standard">Amina Maimaiti</text:p>
      <text:p text:style-name="Standard"/>
      <text:p text:style-name="Standard"/>
      <text:p text:style-name="P1">Rapport Circuits et architecture des ordinateurs</text:p>
      <text:p text:style-name="P1"/>
      <text:p text:style-name="P1"/>
      <text:p text:style-name="P2"/>
      <text:p text:style-name="P2">I – Implémentation</text:p>
      <text:p text:style-name="P2"><text:tab/> <text:bookmark-start text:name="__DdeLink__256_75481266"/><text:span text:style-name="T1">-Comment on a implémenté les modules → Dire RAPIDEMENT les modifications <text:tab/>apportées </text:span></text:p>
      <text:p text:style-name="P3"><text:tab/>- et Le module (RegIN) ajouté au circuit</text:p>
      <text:p text:style-name="P3"/>
      <text:p text:style-name="P3">II- Test</text:p>
      <text:list xml:id="list10478769971" text:style-name="L1">
        <text:list-item>
          <text:list>
            <text:list-item>
              <text:p text:style-name="P11">Code test désassemblé<text:bookmark-end text:name="__DdeLink__256_75481266"/> → Justification des fonctionnalités</text:p>
            </text:list-item>
          </text:list>
        </text:list-item>
      </text:list>
      <text:p text:style-name="P2"/>
      <text:p text:style-name="P2"/>
      <text:p text:style-name="P2"/>
      <text:p text:style-name="P8">I – Implémentation</text:p>
      <text:p text:style-name="P2"/>
      <text:p text:style-name="P5">1 - Module DecodeIR</text:p>
      <text:p text:style-name="P2"/>
      <text:p text:style-name="P2">L'entrée <text:s/>de ce module est <text:s/>simplement IR.</text:p>
      <text:p text:style-name="P2"/>
      <text:p text:style-name="P2">On décode simplement la famille d'instruction grâce au bits 12 et 13 de l'entrée IR (famille Jump,Arith,Load ou Store).</text:p>
      <text:p text:style-name="P2"/>
      <text:p text:style-name="P2">Une fois que nous avons détecté une instruction de la famille Load ou Arith nous pouvons activer la sortie WriteReg afin d'autoriser l'écriture dans le registre adéquat (registre DR du module Registres).</text:p>
      <text:p text:style-name="P2"/>
      <text:p text:style-name="P2">Nous détectons JSR ou JSRR grâce au Jump et au décodage des bits 15 et 14 (respectivement 0 et 1).</text:p>
      <text:p text:style-name="P2"/>
      <text:p text:style-name="P2">Nous détectons également LDI ou STI grâce à, d'une part, la sortie Store et Load et d'autre part, au décodage des bits 15 et 14 (respectivement 1 et 0).</text:p>
      <text:p text:style-name="P2"/>
      <text:p text:style-name="P2">Chaque point décrit ci-dessus représente une sortie dans ce module .</text:p>
      <text:p text:style-name="P2"/>
      <text:p text:style-name="P6">2 – Module ALU</text:p>
      <text:p text:style-name="P9"/>
      <text:p text:style-name="P9">Pour ce module, nous avons seulement ajouté  l'opération ADC. Le calcul est le même pour la commande ADD, donc nous avons fait une dérivation sur la sortie de celle-ci. </text:p>
      <text:p text:style-name="P9"/>
      <text:p text:style-name="P9">En plus nous avons détecté un overflow à partir de la retenue signalée par l'additionneur et par le fait qu'on exécute bien une opération Arith. </text:p>
      <text:p text:style-name="P6"/>
      <text:p text:style-name="P2"><text:span text:style-name="T3">3-Module créé RegIN :</text:span></text:p>
      <text:p text:style-name="P2"/>
      <text:p text:style-name="P2">Ce module nouvellement créé permet d'appliquer les instructions de type Load, Arithmétique ou encore JSR ou JSRR aux registres adéquats. En clair, nous devons calculer toutes les opérations ci-<text:soft-page-break/>dessus.</text:p>
      <text:p text:style-name="P2"><text:s/></text:p>
      <text:p text:style-name="P2">Pour une opération provenant de l'ALU, on récupère seulement la valeur RES en entrée dans ce module.</text:p>
      <text:p text:style-name="P2"/>
      <text:p text:style-name="P2">Pour une opération de la famille Load, les cas diffèrent : </text:p>
      <text:list xml:id="list1907919734" text:style-name="L4">
        <text:list-item>
          <text:list>
            <text:list-item>
              <text:p text:style-name="P19">Pour un LEA, le résultat est l'ajout du PC avec le PCOffset9.</text:p>
            </text:list-item>
            <text:list-item>
              <text:p text:style-name="P19">Pour un LD et LDR, le résultat est récupéré à partir de la sortie mémoire(MemOUT).</text:p>
            </text:list-item>
            <text:list-item>
              <text:p text:style-name="P19">Pour un LDI, on récupère également la sortie mémoire. La seule différence est qu'on stocke dans un registre cette valeur quand le Fetch est activé.</text:p>
            </text:list-item>
          </text:list>
        </text:list-item>
      </text:list>
      <text:p text:style-name="P2">Ces opérations sont sélectionnées par un multiplexeur selon le type de Load.</text:p>
      <text:p text:style-name="P2"/>
      <text:p text:style-name="P2">Pour une opération JSR ou JSRR, on récupère seulement le PC ajouté de 1.</text:p>
      <text:p text:style-name="P2"/>
      <text:p text:style-name="P2">Puis une fois que ces trois types d'opérations sont effectuées, on les sélectionne à l'aide d'un multiplexeur (par rapport aux bits 12 et 13 de IR). On se retrouve avec la bonne valeur (RegIN) à insérer dans le registre DR concerné (module Registres). </text:p>
      <text:p text:style-name="P6"/>
      <text:p text:style-name="P7">4- Module NZP</text:p>
      <text:p text:style-name="P2"/>
      <text:p text:style-name="P2">Dans ce module, nous testons la valeur de l'entrée RegIN(sortie provenant du module RegIN).</text:p>
      <text:p text:style-name="P2">On regarde si cette valeur est positive, négative ou égale à zéro. </text:p>
      <text:p text:style-name="P2">Pour tester si cette valeur est négative on regarde le bit 15 de RegIN. </text:p>
      <text:p text:style-name="P2"/>
      <text:p text:style-name="P2">Pour tester le zéro, on utilise le module Or16 (déjà implémenté). Si la sortie de celui-ci donne le </text:p>
      <text:p text:style-name="P2">bit 0, il n'y a aucun bit de valeur 1 dans RegIN, alors on peut en déduire que RegIN vaut 0.</text:p>
      <text:p text:style-name="P2"/>
      <text:p text:style-name="P2">Pour le test positif on récupère la valeur contraire du test de négation et la négation du test pour zéro (car le nombre doit être le contraire d'un nombre positif et en même temps non égal à zéro).</text:p>
      <text:p text:style-name="P2"/>
      <text:p text:style-name="P2">Nous pouvons donc créer la sortie nzpo (pour le bit de 1 à 3) le nzp correct.</text:p>
      <text:p text:style-name="P2"/>
      <text:p text:style-name="P2"><text:s/>Nous avons ajouté l'entrée overflow provenant du module ALU que nous avons intégré dans la sortie nzpo au bit 0.</text:p>
      <text:p text:style-name="P2"><text:s/></text:p>
      <text:p text:style-name="P2">La valeur nzpo est stocké dans un registre et mis à jour à chaque fois que le WriteReg est activé.</text:p>
      <text:p text:style-name="P2"/>
      <text:p text:style-name="P2">Pour tester si la valeur du nzp calculée correspond au nzp de l'IR, on rassemble ces deux valeurs par un opérateur and. <text:s/>On regarde ensuite si l'un des trois bits est vrai. Si c'est le cas, on active l'autorisation du saut pour BR grâce a la sortie TestNZP (qui s'appelle condition dans le circuit principal).</text:p>
      <text:p text:style-name="P2"/>
      <text:p text:style-name="P7">5- Module Registres </text:p>
      <text:p text:style-name="P7"/>
      <text:p text:style-name="P9">Pour ce module, la seule modification apportée est au niveau du registre R7. On va faire en sorte d'activer l'écriture de ce registre lors d'un JSR ou JSRR grâce à l'entrée WriteR7. WriteR7 est activé quand le module DecodeIR détecte un JSR ou JSRR et au moment où l'Exec est activé. WriteR7 est visible à la sortie de DecodeIR. <text:s/></text:p>
      <text:p text:style-name="P2"/>
      <text:p text:style-name="Standard"><text:span text:style-name="T4">6-Module RegPC</text:span></text:p>
      <text:p text:style-name="Standard"><text:span text:style-name="T4"/></text:p>
      <text:p text:style-name="P20"><text:soft-page-break/>Pour ce module,</text:p>
      <text:p text:style-name="P2"/>
      <text:p text:style-name="P2"/>
      <text:p text:style-name="P2"/>
      <text:p text:style-name="P2"/>
      <text:p text:style-name="P2"/>
      <text:p text:style-name="P2"/>
      <text:p text:style-name="P2"/>
      <text:p text:style-name="P2"/>
      <text:p text:style-name="P2"/>
      <text:p text:style-name="P2">1 - LEA</text:p>
      <text:p text:style-name="P3"/>
      <text:list xml:id="list1947116838" text:style-name="L2">
        <text:list-item>
          <text:p text:style-name="P13">Noter toutes les modifs dans le circuit :</text:p>
          <text:p text:style-name="P14">Image à ajouter </text:p>
          <text:p text:style-name="P14"/>
        </text:list-item>
        <text:list-item>
          <text:p text:style-name="P12"><text:span text:style-name="T2">demarche suivie :</text:span>:</text:p>
        </text:list-item>
      </text:list>
      <text:p text:style-name="P3"/>
      <text:p text:style-name="P2"/>
      <text:list xml:id="list137056394" text:style-name="L3">
        <text:list-item>
          <text:p text:style-name="P15">Montrer qu'ils réalisent les fonctions souhaitées :</text:p>
          <text:p text:style-name="P15"/>
        </text:list-item>
      </text:list>
      <text:p text:style-name="P2">Le PC + PCOffset9 est assez simple à calculer, on fait l'opération avec un additionneur arithmétique <text:s/>avec les deux données sur 16 bits.</text:p>
      <text:p text:style-name="P2">L'écriture dans le registre, elle est déjà implémentée dans le projet de base.Le module registres se positionne correctement sur le bon DR afin d'être modifié.</text:p>
      <text:p text:style-name="P2"/>
      <text:p text:style-name="P4">– Code test désassemblé</text:p>
      <text:p text:style-name="P2"/>
      <text:p text:style-name="P2">extrait des instructions :</text:p>
      <text:p text:style-name="P2">MEM – code : instruction</text:p>
      <text:p text:style-name="P2">0001 - e401 : R2 ← PC + PCOffset9 (PC = 1, cst = 1)</text:p>
      <text:p text:style-name="P2">0002 – 1b62 : R5 ← R5 + 2 </text:p>
      <text:p text:style-name="P2"/>
      <text:p text:style-name="P4">- But du test : </text:p>
      <text:p text:style-name="P2">On montre que la commande LEA est capable d'aller chercher l'instruction </text:p>
      <text:p text:style-name="P2">d'adresse mémoire 0002 et de la mettre dans R2.</text:p>
      <text:p text:style-name="P2"/>
      <text:p text:style-name="P2">2 – LDR</text:p>
      <text:p text:style-name="P2">3 – STR</text:p>
      <text:p text:style-name="P2">4 – LD</text:p>
      <text:p text:style-name="P2">5 – ST</text:p>
      <text:p text:style-name="P2">6 – BR</text:p>
      <text:p text:style-name="P2">7 – JMP</text:p>
      <text:p text:style-name="P2">8 -ADC</text:p>
      <text:p text:style-name="P2">9 – JSR</text:p>
      <text:p text:style-name="P2">10 – JSRR</text:p>
      <text:p text:style-name="P2">11 – LDI</text:p>
      <text:p text:style-name="P2">12 - STI</text:p>
      <text:p text:style-name="P2"/>
      <text:p text:style-name="P2"/>
      <text:p text:style-name="P2">n – Interêt des nouvelles i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ris7 </meta:initial-creator>
    <meta:creation-date>2013-12-10T15:39:49</meta:creation-date>
    <dc:date>2014-01-10T15:19:27</dc:date>
    <dc:creator>AMINA MAIMAITI</dc:creator>
    <meta:editing-duration>PT7H20M5S</meta:editing-duration>
    <meta:editing-cycles>144</meta:editing-cycles>
    <meta:generator>LibreOffice/3.5$Linux_X86_64 LibreOffice_project/350m1$Build-2</meta:generator>
    <meta:document-statistic meta:table-count="0" meta:image-count="0" meta:object-count="0" meta:page-count="3" meta:paragraph-count="73" meta:word-count="886" meta:character-count="4854" meta:non-whitespace-character-count="4020"/>
  </office:meta>
</office:document-meta>
</file>